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eNamespaceHandlerTests.assertPropertyValue( BeanDefinition beanDefinition , String propertyName , Object expect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eNamespaceHandlerTests.testSimpleRemoteSls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eeNamespaceHandlerTests.testLazyInitJndiLoo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eeNamespaceHandlerTests.testComplex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eeNamespaceHandlerTests.testSimple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eeNamespaceHandlerTests.testWithReferenced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eeNamespace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eeNamespaceHandlerTests.testSimpleLocalSls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eeNamespaceHandlerTests.testWith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